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Liberation Serif" officeooo:paragraph-rsid="0037b2f5"/>
    </style:style>
    <style:style style:name="P2" style:family="paragraph" style:parent-style-name="Standard">
      <style:text-properties style:use-window-font-color="true" style:font-name="Liberation Serif" officeooo:paragraph-rsid="01a8844d"/>
    </style:style>
    <style:style style:name="P3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paragraph-rsid="019164b3" style:font-size-asian="12pt" style:font-size-complex="12pt"/>
    </style:style>
    <style:style style:name="P4" style:family="paragraph" style:parent-style-name="Standard">
      <style:text-properties style:font-name="Liberation Serif" officeooo:paragraph-rsid="000e6700"/>
    </style:style>
    <style:style style:name="P5" style:family="paragraph" style:parent-style-name="Standard">
      <style:text-properties style:font-name="Liberation Serif" officeooo:paragraph-rsid="00d1d498"/>
    </style:style>
    <style:style style:name="P6" style:family="paragraph" style:parent-style-name="Standard">
      <style:text-properties style:font-name="Liberation Serif" officeooo:paragraph-rsid="0157ec66"/>
    </style:style>
    <style:style style:name="P7" style:family="paragraph" style:parent-style-name="Standard">
      <style:text-properties style:font-name="Liberation Serif" officeooo:paragraph-rsid="01bcccd6"/>
    </style:style>
    <style:style style:name="P8" style:family="paragraph" style:parent-style-name="Standard">
      <style:paragraph-properties fo:text-align="center" style:justify-single-word="false"/>
      <style:text-properties fo:font-weight="bold" officeooo:rsid="016db26f" officeooo:paragraph-rsid="019164b3" style:font-weight-asian="bold" style:font-weight-complex="bold"/>
    </style:style>
    <style:style style:name="P9" style:family="paragraph" style:parent-style-name="Text_20_body">
      <style:text-properties fo:font-variant="normal" fo:text-transform="none" style:use-window-font-color="true" style:font-name="Liberation Serif" fo:font-size="12pt" fo:letter-spacing="normal" fo:font-style="normal" fo:font-weight="normal" officeooo:rsid="002da358" officeooo:paragraph-rsid="00fcf351" style:font-size-asian="12pt" style:font-size-complex="12pt"/>
    </style:style>
    <style:style style:name="P10" style:family="paragraph" style:parent-style-name="Text_20_body">
      <style:paragraph-properties fo:margin-left="0.4925in" fo:margin-right="0in" fo:text-indent="0in" style:auto-text-indent="false"/>
      <style:text-properties style:use-window-font-color="true" officeooo:paragraph-rsid="00fcf351"/>
    </style:style>
    <style:style style:name="P11" style:family="paragraph" style:parent-style-name="Footnote">
      <style:paragraph-properties fo:margin-left="0in" fo:margin-right="0in" fo:text-indent="0in" style:auto-text-indent="false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188766d"/>
    </style:style>
    <style:style style:name="T3" style:family="text">
      <style:text-properties style:use-window-font-color="true" officeooo:rsid="01a3e05c"/>
    </style:style>
    <style:style style:name="T4" style:family="text">
      <style:text-properties style:use-window-font-color="true" officeooo:rsid="01ba0891"/>
    </style:style>
    <style:style style:name="T5" style:family="text">
      <style:text-properties style:use-window-font-color="true" officeooo:rsid="01a4b218"/>
    </style:style>
    <style:style style:name="T6" style:family="text">
      <style:text-properties style:use-window-font-color="true" officeooo:rsid="025ee800"/>
    </style:style>
    <style:style style:name="T7" style:family="text">
      <style:text-properties style:use-window-font-color="true" officeooo:rsid="01bb7285"/>
    </style:style>
    <style:style style:name="T8" style:family="text">
      <style:text-properties style:use-window-font-color="true" officeooo:rsid="01d08ee1"/>
    </style:style>
    <style:style style:name="T9" style:family="text">
      <style:text-properties style:use-window-font-color="true" officeooo:rsid="01a5ff2b"/>
    </style:style>
    <style:style style:name="T10" style:family="text">
      <style:text-properties style:use-window-font-color="true" officeooo:rsid="02128def"/>
    </style:style>
    <style:style style:name="T11" style:family="text">
      <style:text-properties style:use-window-font-color="true" officeooo:rsid="02164bd6"/>
    </style:style>
    <style:style style:name="T12" style:family="text">
      <style:text-properties style:use-window-font-color="true" officeooo:rsid="0221d9c2"/>
    </style:style>
    <style:style style:name="T13" style:family="text">
      <style:text-properties style:use-window-font-color="true" officeooo:rsid="02146197"/>
    </style:style>
    <style:style style:name="T14" style:family="text">
      <style:text-properties style:use-window-font-color="true" officeooo:rsid="01a8a6e0"/>
    </style:style>
    <style:style style:name="T15" style:family="text">
      <style:text-properties style:use-window-font-color="true" officeooo:rsid="01aa4904"/>
    </style:style>
    <style:style style:name="T16" style:family="text">
      <style:text-properties style:use-window-font-color="true" officeooo:rsid="01adee2b"/>
    </style:style>
    <style:style style:name="T17" style:family="text">
      <style:text-properties style:use-window-font-color="true" officeooo:rsid="02e23a21"/>
    </style:style>
    <style:style style:name="T18" style:family="text">
      <style:text-properties style:use-window-font-color="true" officeooo:rsid="01fcf5e0"/>
    </style:style>
    <style:style style:name="T19" style:family="text">
      <style:text-properties style:use-window-font-color="true" officeooo:rsid="01bd3201"/>
    </style:style>
    <style:style style:name="T20" style:family="text">
      <style:text-properties style:use-window-font-color="true" officeooo:rsid="020e3740"/>
    </style:style>
    <style:style style:name="T21" style:family="text">
      <style:text-properties style:use-window-font-color="true" officeooo:rsid="0212633c"/>
    </style:style>
    <style:style style:name="T22" style:family="text">
      <style:text-properties style:use-window-font-color="true" officeooo:rsid="01c40473"/>
    </style:style>
    <style:style style:name="T23" style:family="text">
      <style:text-properties style:use-window-font-color="true" officeooo:rsid="020c1cfd"/>
    </style:style>
    <style:style style:name="T24" style:family="text">
      <style:text-properties style:use-window-font-color="true" officeooo:rsid="02102f42"/>
    </style:style>
    <style:style style:name="T25" style:family="text">
      <style:text-properties style:use-window-font-color="true" officeooo:rsid="01d247f1"/>
    </style:style>
    <style:style style:name="T26" style:family="text">
      <style:text-properties style:use-window-font-color="true" officeooo:rsid="020b5b65"/>
    </style:style>
    <style:style style:name="T27" style:family="text">
      <style:text-properties style:use-window-font-color="true" officeooo:rsid="020c7239"/>
    </style:style>
    <style:style style:name="T28" style:family="text">
      <style:text-properties style:use-window-font-color="true" officeooo:rsid="01c97fd2"/>
    </style:style>
    <style:style style:name="T29" style:family="text">
      <style:text-properties style:use-window-font-color="true" officeooo:rsid="01c5e808"/>
    </style:style>
    <style:style style:name="T30" style:family="text">
      <style:text-properties style:use-window-font-color="true" officeooo:rsid="02008d58"/>
    </style:style>
    <style:style style:name="T31" style:family="text">
      <style:text-properties style:use-window-font-color="true" officeooo:rsid="02026b56"/>
    </style:style>
    <style:style style:name="T32" style:family="text">
      <style:text-properties style:use-window-font-color="true" officeooo:rsid="01c20233"/>
    </style:style>
    <style:style style:name="T33" style:family="text">
      <style:text-properties style:use-window-font-color="true" officeooo:rsid="01c20e02"/>
    </style:style>
    <style:style style:name="T34" style:family="text">
      <style:text-properties style:use-window-font-color="true" officeooo:rsid="01bbc677"/>
    </style:style>
    <style:style style:name="T35" style:family="text">
      <style:text-properties style:use-window-font-color="true" officeooo:rsid="01c6ce1e"/>
    </style:style>
    <style:style style:name="T36" style:family="text">
      <style:text-properties style:use-window-font-color="true" officeooo:rsid="01c0f1a0"/>
    </style:style>
    <style:style style:name="T37" style:family="text">
      <style:text-properties style:use-window-font-color="true" officeooo:rsid="01be005c"/>
    </style:style>
    <style:style style:name="T38" style:family="text">
      <style:text-properties style:use-window-font-color="true" officeooo:rsid="023a32a7"/>
    </style:style>
    <style:style style:name="T39" style:family="text">
      <style:text-properties style:use-window-font-color="true" officeooo:rsid="01e84b28"/>
    </style:style>
    <style:style style:name="T40" style:family="text">
      <style:text-properties style:use-window-font-color="true" officeooo:rsid="02233521"/>
    </style:style>
    <style:style style:name="T41" style:family="text">
      <style:text-properties style:use-window-font-color="true" officeooo:rsid="01d40e58"/>
    </style:style>
    <style:style style:name="T42" style:family="text">
      <style:text-properties style:use-window-font-color="true" officeooo:rsid="023aeffa"/>
    </style:style>
    <style:style style:name="T43" style:family="text">
      <style:text-properties style:use-window-font-color="true" officeooo:rsid="0223d0f6"/>
    </style:style>
    <style:style style:name="T44" style:family="text">
      <style:text-properties style:use-window-font-color="true" officeooo:rsid="02245c41"/>
    </style:style>
    <style:style style:name="T45" style:family="text">
      <style:text-properties style:use-window-font-color="true" officeooo:rsid="01ccd434"/>
    </style:style>
    <style:style style:name="T46" style:family="text">
      <style:text-properties style:use-window-font-color="true" officeooo:rsid="01d5abf7"/>
    </style:style>
    <style:style style:name="T47" style:family="text">
      <style:text-properties style:use-window-font-color="true" officeooo:rsid="01d6dfd8"/>
    </style:style>
    <style:style style:name="T48" style:family="text">
      <style:text-properties style:use-window-font-color="true" officeooo:rsid="01db5b25"/>
    </style:style>
    <style:style style:name="T49" style:family="text">
      <style:text-properties style:use-window-font-color="true" officeooo:rsid="01da8b2f"/>
    </style:style>
    <style:style style:name="T50" style:family="text">
      <style:text-properties style:use-window-font-color="true" officeooo:rsid="01daadf3"/>
    </style:style>
    <style:style style:name="T51" style:family="text">
      <style:text-properties style:use-window-font-color="true" officeooo:rsid="023c0bbc"/>
    </style:style>
    <style:style style:name="T52" style:family="text">
      <style:text-properties style:use-window-font-color="true" officeooo:rsid="0266cee1"/>
    </style:style>
    <style:style style:name="T53" style:family="text">
      <style:text-properties style:use-window-font-color="true" officeooo:rsid="0267e532"/>
    </style:style>
    <style:style style:name="T54" style:family="text">
      <style:text-properties style:use-window-font-color="true" officeooo:rsid="023ef3aa"/>
    </style:style>
    <style:style style:name="T55" style:family="text">
      <style:text-properties style:use-window-font-color="true" officeooo:rsid="02682542"/>
    </style:style>
    <style:style style:name="T56" style:family="text">
      <style:text-properties style:use-window-font-color="true" officeooo:rsid="026add23"/>
    </style:style>
    <style:style style:name="T57" style:family="text">
      <style:text-properties style:use-window-font-color="true" officeooo:rsid="02652691"/>
    </style:style>
    <style:style style:name="T58" style:family="text">
      <style:text-properties style:use-window-font-color="true" officeooo:rsid="026805b3"/>
    </style:style>
    <style:style style:name="T59" style:family="text">
      <style:text-properties style:use-window-font-color="true" officeooo:rsid="026bbddf"/>
    </style:style>
    <style:style style:name="T60" style:family="text">
      <style:text-properties style:use-window-font-color="true" officeooo:rsid="026dafd1"/>
    </style:style>
    <style:style style:name="T61" style:family="text">
      <style:text-properties style:use-window-font-color="true" officeooo:rsid="02735707"/>
    </style:style>
    <style:style style:name="T62" style:family="text">
      <style:text-properties style:use-window-font-color="true" officeooo:rsid="018c94c1"/>
    </style:style>
    <style:style style:name="T63" style:family="text">
      <style:text-properties style:use-window-font-color="true" officeooo:rsid="0190eca0"/>
    </style:style>
    <style:style style:name="T64" style:family="text">
      <style:text-properties style:use-window-font-color="true" officeooo:rsid="02ebdb6f"/>
    </style:style>
    <style:style style:name="T65" style:family="text">
      <style:text-properties style:use-window-font-color="true" officeooo:rsid="02e4df1c"/>
    </style:style>
    <style:style style:name="T66" style:family="text">
      <style:text-properties style:use-window-font-color="true" officeooo:rsid="02ed4d4d"/>
    </style:style>
    <style:style style:name="T67" style:family="text">
      <style:text-properties style:use-window-font-color="true" officeooo:rsid="0199b70a"/>
    </style:style>
    <style:style style:name="T68" style:family="text">
      <style:text-properties style:use-window-font-color="true" officeooo:rsid="019a0a6d"/>
    </style:style>
    <style:style style:name="T69" style:family="text">
      <style:text-properties style:use-window-font-color="true" officeooo:rsid="019bf53d"/>
    </style:style>
    <style:style style:name="T70" style:family="text">
      <style:text-properties style:use-window-font-color="true" officeooo:rsid="018e6531"/>
    </style:style>
    <style:style style:name="T71" style:family="text">
      <style:text-properties style:use-window-font-color="true" officeooo:rsid="018fa710"/>
    </style:style>
    <style:style style:name="T72" style:family="text">
      <style:text-properties style:use-window-font-color="true" officeooo:rsid="019f6e39"/>
    </style:style>
    <style:style style:name="T73" style:family="text">
      <style:text-properties style:use-window-font-color="true" officeooo:rsid="0191424e"/>
    </style:style>
    <style:style style:name="T74" style:family="text">
      <style:text-properties style:use-window-font-color="true" officeooo:rsid="027a0046"/>
    </style:style>
    <style:style style:name="T75" style:family="text">
      <style:text-properties style:use-window-font-color="true" officeooo:rsid="02e81065"/>
    </style:style>
    <style:style style:name="T76" style:family="text">
      <style:text-properties style:use-window-font-color="true" officeooo:rsid="01b06fdd"/>
    </style:style>
    <style:style style:name="T77" style:family="text">
      <style:text-properties style:use-window-font-color="true" officeooo:rsid="01df998d"/>
    </style:style>
    <style:style style:name="T78" style:family="text">
      <style:text-properties style:use-window-font-color="true" officeooo:rsid="01b16841"/>
    </style:style>
    <style:style style:name="T79" style:family="text">
      <style:text-properties style:use-window-font-color="true" officeooo:rsid="01e1809a"/>
    </style:style>
    <style:style style:name="T80" style:family="text">
      <style:text-properties style:use-window-font-color="true" officeooo:rsid="01b3004b"/>
    </style:style>
    <style:style style:name="T81" style:family="text">
      <style:text-properties style:use-window-font-color="true" officeooo:rsid="02d81aeb"/>
    </style:style>
    <style:style style:name="T82" style:family="text">
      <style:text-properties style:use-window-font-color="true" officeooo:rsid="02ee9669"/>
    </style:style>
    <style:style style:name="T83" style:family="text">
      <style:text-properties style:use-window-font-color="true" officeooo:rsid="02d1e4b0"/>
    </style:style>
    <style:style style:name="T84" style:family="text">
      <style:text-properties style:use-window-font-color="true" officeooo:rsid="0278a7d6"/>
    </style:style>
    <style:style style:name="T85" style:family="text">
      <style:text-properties style:use-window-font-color="true" officeooo:rsid="02d81c27"/>
    </style:style>
    <style:style style:name="T86" style:family="text">
      <style:text-properties style:use-window-font-color="true" officeooo:rsid="02f00ce3"/>
    </style:style>
    <style:style style:name="T87" style:family="text">
      <style:text-properties style:use-window-font-color="true" officeooo:rsid="02d39db4"/>
    </style:style>
    <style:style style:name="T88" style:family="text">
      <style:text-properties style:use-window-font-color="true" officeooo:rsid="027e780d"/>
    </style:style>
    <style:style style:name="T89" style:family="text">
      <style:text-properties style:use-window-font-color="true" officeooo:rsid="02d42875"/>
    </style:style>
    <style:style style:name="T90" style:family="text">
      <style:text-properties style:use-window-font-color="true" officeooo:rsid="0327740d"/>
    </style:style>
    <style:style style:name="T91" style:family="text">
      <style:text-properties style:use-window-font-color="true" officeooo:rsid="0329d76e"/>
    </style:style>
    <style:style style:name="T92" style:family="text">
      <style:text-properties style:use-window-font-color="true" officeooo:rsid="027ef9ae"/>
    </style:style>
    <style:style style:name="T93" style:family="text">
      <style:text-properties style:use-window-font-color="true" officeooo:rsid="0307d588"/>
    </style:style>
    <style:style style:name="T94" style:family="text">
      <style:text-properties style:use-window-font-color="true" officeooo:rsid="022b7ab7"/>
    </style:style>
    <style:style style:name="T95" style:family="text">
      <style:text-properties style:use-window-font-color="true" officeooo:rsid="024b3293"/>
    </style:style>
    <style:style style:name="T96" style:family="text">
      <style:text-properties style:use-window-font-color="true" officeooo:rsid="02559ade"/>
    </style:style>
    <style:style style:name="T97" style:family="text">
      <style:text-properties style:use-window-font-color="true" officeooo:rsid="02d98118"/>
    </style:style>
    <style:style style:name="T98" style:family="text">
      <style:text-properties style:use-window-font-color="true" officeooo:rsid="027fa695"/>
    </style:style>
    <style:style style:name="T99" style:family="text">
      <style:text-properties style:use-window-font-color="true" officeooo:rsid="01e350f4"/>
    </style:style>
    <style:style style:name="T100" style:family="text">
      <style:text-properties style:use-window-font-color="true" officeooo:rsid="0281c6f1"/>
    </style:style>
    <style:style style:name="T101" style:family="text">
      <style:text-properties style:use-window-font-color="true" officeooo:rsid="02db89a0"/>
    </style:style>
    <style:style style:name="T102" style:family="text">
      <style:text-properties style:use-window-font-color="true" officeooo:rsid="0281baf8"/>
    </style:style>
    <style:style style:name="T103" style:family="text">
      <style:text-properties style:use-window-font-color="true" fo:font-style="italic" officeooo:rsid="0281baf8" style:font-style-asian="italic" style:font-style-complex="italic"/>
    </style:style>
    <style:style style:name="T104" style:family="text">
      <style:text-properties style:use-window-font-color="true" fo:font-style="italic" officeooo:rsid="017e113b" style:font-style-asian="italic" style:font-style-complex="italic"/>
    </style:style>
    <style:style style:name="T105" style:family="text">
      <style:text-properties style:use-window-font-color="true" officeooo:rsid="017e113b"/>
    </style:style>
    <style:style style:name="T106" style:family="text">
      <style:text-properties style:use-window-font-color="true" officeooo:rsid="0179cd04"/>
    </style:style>
    <style:style style:name="T107" style:family="text">
      <style:text-properties style:use-window-font-color="true" officeooo:rsid="0176f125"/>
    </style:style>
    <style:style style:name="T108" style:family="text">
      <style:text-properties style:use-window-font-color="true" officeooo:rsid="02db637e"/>
    </style:style>
    <style:style style:name="T109" style:family="text">
      <style:text-properties style:use-window-font-color="true" officeooo:rsid="022f9296"/>
    </style:style>
    <style:style style:name="T110" style:family="text">
      <style:text-properties style:use-window-font-color="true" officeooo:rsid="022f1c6d"/>
    </style:style>
    <style:style style:name="T111" style:family="text">
      <style:text-properties style:use-window-font-color="true" officeooo:rsid="01eff13d"/>
    </style:style>
    <style:style style:name="T112" style:family="text">
      <style:text-properties style:use-window-font-color="true" officeooo:rsid="01892a46"/>
    </style:style>
    <style:style style:name="T113" style:family="text">
      <style:text-properties style:use-window-font-color="true" officeooo:rsid="022f5045"/>
    </style:style>
    <style:style style:name="T114" style:family="text">
      <style:text-properties style:use-window-font-color="true" officeooo:rsid="02587d10"/>
    </style:style>
    <style:style style:name="T115" style:family="text">
      <style:text-properties style:use-window-font-color="true" officeooo:rsid="0259cb8f"/>
    </style:style>
    <style:style style:name="T116" style:family="text">
      <style:text-properties style:use-window-font-color="true" officeooo:rsid="0260ac58"/>
    </style:style>
    <style:style style:name="T117" style:family="text">
      <style:text-properties style:use-window-font-color="true" officeooo:rsid="002ec615"/>
    </style:style>
    <style:style style:name="T118" style:family="text">
      <style:text-properties style:use-window-font-color="true" officeooo:rsid="00301703"/>
    </style:style>
    <style:style style:name="T119" style:family="text">
      <style:text-properties style:use-window-font-color="true" officeooo:rsid="003102d7"/>
    </style:style>
    <style:style style:name="T120" style:family="text">
      <style:text-properties style:use-window-font-color="true" officeooo:rsid="00348935"/>
    </style:style>
    <style:style style:name="T121" style:family="text">
      <style:text-properties style:use-window-font-color="true" officeooo:rsid="00354821"/>
    </style:style>
    <style:style style:name="T122" style:family="text">
      <style:text-properties style:use-window-font-color="true" officeooo:rsid="023859fc"/>
    </style:style>
    <style:style style:name="T123" style:family="text">
      <style:text-properties style:use-window-font-color="true" officeooo:rsid="0041a783"/>
    </style:style>
    <style:style style:name="T124" style:family="text">
      <style:text-properties style:use-window-font-color="true" officeooo:rsid="0336ff96"/>
    </style:style>
    <style:style style:name="T125" style:family="text">
      <style:text-properties style:use-window-font-color="true" officeooo:rsid="03154ac0"/>
    </style:style>
    <style:style style:name="T126" style:family="text">
      <style:text-properties style:use-window-font-color="true" officeooo:rsid="033829c9"/>
    </style:style>
    <style:style style:name="T127" style:family="text">
      <style:text-properties style:use-window-font-color="true" officeooo:rsid="031654b2"/>
    </style:style>
    <style:style style:name="T128" style:family="text">
      <style:text-properties style:use-window-font-color="true" officeooo:rsid="03176b38"/>
    </style:style>
    <style:style style:name="T129" style:family="text">
      <style:text-properties style:use-window-font-color="true" officeooo:rsid="03180929"/>
    </style:style>
    <style:style style:name="T130" style:family="text">
      <style:text-properties style:use-window-font-color="true" officeooo:rsid="0042d684"/>
    </style:style>
    <style:style style:name="T131" style:family="text">
      <style:text-properties style:use-window-font-color="true" officeooo:rsid="031d730b"/>
    </style:style>
    <style:style style:name="T132" style:family="text">
      <style:text-properties style:use-window-font-color="true" officeooo:rsid="031e26ad"/>
    </style:style>
    <style:style style:name="T133" style:family="text">
      <style:text-properties style:use-window-font-color="true" officeooo:rsid="031f9408"/>
    </style:style>
    <style:style style:name="T134" style:family="text">
      <style:text-properties style:use-window-font-color="true" officeooo:rsid="0049bd9f"/>
    </style:style>
    <style:style style:name="T135" style:family="text">
      <style:text-properties style:use-window-font-color="true" officeooo:rsid="004d3d0f"/>
    </style:style>
    <style:style style:name="T136" style:family="text">
      <style:text-properties style:use-window-font-color="true" officeooo:rsid="00546384"/>
    </style:style>
    <style:style style:name="T137" style:family="text">
      <style:text-properties style:use-window-font-color="true" officeooo:rsid="005544e8"/>
    </style:style>
    <style:style style:name="T138" style:family="text">
      <style:text-properties style:use-window-font-color="true" officeooo:rsid="0061318b"/>
    </style:style>
    <style:style style:name="T139" style:family="text">
      <style:text-properties style:use-window-font-color="true" officeooo:rsid="00621aea"/>
    </style:style>
    <style:style style:name="T140" style:family="text">
      <style:text-properties style:use-window-font-color="true" officeooo:rsid="0062bb4c"/>
    </style:style>
    <style:style style:name="T141" style:family="text">
      <style:text-properties style:use-window-font-color="true" officeooo:rsid="0062bee0"/>
    </style:style>
    <style:style style:name="T142" style:family="text">
      <style:text-properties style:use-window-font-color="true" officeooo:rsid="0064823e"/>
    </style:style>
    <style:style style:name="T143" style:family="text">
      <style:text-properties style:use-window-font-color="true" officeooo:rsid="006637b7"/>
    </style:style>
    <style:style style:name="T144" style:family="text">
      <style:text-properties style:use-window-font-color="true" officeooo:rsid="006a17b9"/>
    </style:style>
    <style:style style:name="T145" style:family="text">
      <style:text-properties style:use-window-font-color="true" officeooo:rsid="006ccd28"/>
    </style:style>
    <style:style style:name="T146" style:family="text">
      <style:text-properties style:use-window-font-color="true" officeooo:rsid="007176ba"/>
    </style:style>
    <style:style style:name="T147" style:family="text">
      <style:text-properties style:use-window-font-color="true" officeooo:rsid="007dee56"/>
    </style:style>
    <style:style style:name="T148" style:family="text">
      <style:text-properties style:use-window-font-color="true" officeooo:rsid="007e6add"/>
    </style:style>
    <style:style style:name="T149" style:family="text">
      <style:text-properties style:use-window-font-color="true" officeooo:rsid="00815d98"/>
    </style:style>
    <style:style style:name="T150" style:family="text">
      <style:text-properties style:use-window-font-color="true" officeooo:rsid="00923063"/>
    </style:style>
    <style:style style:name="T151" style:family="text">
      <style:text-properties style:use-window-font-color="true" officeooo:rsid="0094a107"/>
    </style:style>
    <style:style style:name="T152" style:family="text">
      <style:text-properties style:use-window-font-color="true" officeooo:rsid="009c0eac"/>
    </style:style>
    <style:style style:name="T153" style:family="text">
      <style:text-properties style:use-window-font-color="true" officeooo:rsid="00a1a569"/>
    </style:style>
    <style:style style:name="T154" style:family="text">
      <style:text-properties style:use-window-font-color="true" officeooo:rsid="00a3b33d"/>
    </style:style>
    <style:style style:name="T155" style:family="text">
      <style:text-properties style:use-window-font-color="true" officeooo:rsid="00a46fd7"/>
    </style:style>
    <style:style style:name="T156" style:family="text">
      <style:text-properties style:use-window-font-color="true" officeooo:rsid="00a4714f"/>
    </style:style>
    <style:style style:name="T157" style:family="text">
      <style:text-properties style:use-window-font-color="true" officeooo:rsid="00a76d86"/>
    </style:style>
    <style:style style:name="T158" style:family="text">
      <style:text-properties style:use-window-font-color="true" officeooo:rsid="00a7e4b2"/>
    </style:style>
    <style:style style:name="T159" style:family="text">
      <style:text-properties style:use-window-font-color="true" officeooo:rsid="00a887f6"/>
    </style:style>
    <style:style style:name="T160" style:family="text">
      <style:text-properties style:use-window-font-color="true" officeooo:rsid="00aa0f63"/>
    </style:style>
    <style:style style:name="T161" style:family="text">
      <style:text-properties style:use-window-font-color="true" officeooo:rsid="00aa41c7"/>
    </style:style>
    <style:style style:name="T162" style:family="text">
      <style:text-properties style:use-window-font-color="true" officeooo:rsid="00ae0c24"/>
    </style:style>
    <style:style style:name="T163" style:family="text">
      <style:text-properties style:use-window-font-color="true" officeooo:rsid="00b7b02f"/>
    </style:style>
    <style:style style:name="T164" style:family="text">
      <style:text-properties style:use-window-font-color="true" officeooo:rsid="00b997ee"/>
    </style:style>
    <style:style style:name="T165" style:family="text">
      <style:text-properties style:use-window-font-color="true" officeooo:rsid="00bc84c2"/>
    </style:style>
    <style:style style:name="T166" style:family="text">
      <style:text-properties style:use-window-font-color="true" officeooo:rsid="00be41a8"/>
    </style:style>
    <style:style style:name="T167" style:family="text">
      <style:text-properties style:use-window-font-color="true" officeooo:rsid="00bf4211"/>
    </style:style>
    <style:style style:name="T168" style:family="text">
      <style:text-properties style:use-window-font-color="true" officeooo:rsid="00c153b5"/>
    </style:style>
    <style:style style:name="T169" style:family="text">
      <style:text-properties style:use-window-font-color="true" officeooo:rsid="00c460ba"/>
    </style:style>
    <style:style style:name="T170" style:family="text">
      <style:text-properties style:use-window-font-color="true" officeooo:rsid="00c4a7fc"/>
    </style:style>
    <style:style style:name="T171" style:family="text">
      <style:text-properties style:use-window-font-color="true" officeooo:rsid="00c69879"/>
    </style:style>
    <style:style style:name="T172" style:family="text">
      <style:text-properties style:use-window-font-color="true" officeooo:rsid="00c77e2c"/>
    </style:style>
    <style:style style:name="T173" style:family="text">
      <style:text-properties style:use-window-font-color="true" officeooo:rsid="00c96b61"/>
    </style:style>
    <style:style style:name="T174" style:family="text">
      <style:text-properties style:use-window-font-color="true" officeooo:rsid="00cb263d"/>
    </style:style>
    <style:style style:name="T175" style:family="text">
      <style:text-properties style:use-window-font-color="true" officeooo:rsid="00cd146c"/>
    </style:style>
    <style:style style:name="T176" style:family="text">
      <style:text-properties style:use-window-font-color="true" officeooo:rsid="00cf3f1e"/>
    </style:style>
    <style:style style:name="T177" style:family="text">
      <style:text-properties style:use-window-font-color="true" officeooo:rsid="00d0f858"/>
    </style:style>
    <style:style style:name="T178" style:family="text">
      <style:text-properties style:use-window-font-color="true" officeooo:rsid="00d327d0"/>
    </style:style>
    <style:style style:name="T179" style:family="text">
      <style:text-properties style:use-window-font-color="true" officeooo:rsid="00d5597b"/>
    </style:style>
    <style:style style:name="T180" style:family="text">
      <style:text-properties style:use-window-font-color="true" officeooo:rsid="00dbc008"/>
    </style:style>
    <style:style style:name="T181" style:family="text">
      <style:text-properties style:use-window-font-color="true" officeooo:rsid="00dbd6b7"/>
    </style:style>
    <style:style style:name="T182" style:family="text">
      <style:text-properties style:use-window-font-color="true" officeooo:rsid="00e161c6"/>
    </style:style>
    <style:style style:name="T183" style:family="text">
      <style:text-properties style:use-window-font-color="true" officeooo:rsid="00e1f668"/>
    </style:style>
    <style:style style:name="T184" style:family="text">
      <style:text-properties style:use-window-font-color="true" officeooo:rsid="0104fb84"/>
    </style:style>
    <style:style style:name="T185" style:family="text">
      <style:text-properties style:use-window-font-color="true" officeooo:rsid="01070ed7"/>
    </style:style>
    <style:style style:name="T186" style:family="text">
      <style:text-properties style:use-window-font-color="true" officeooo:rsid="010c877d"/>
    </style:style>
    <style:style style:name="T187" style:family="text">
      <style:text-properties style:use-window-font-color="true" officeooo:rsid="010fccbf"/>
    </style:style>
    <style:style style:name="T188" style:family="text">
      <style:text-properties style:use-window-font-color="true" officeooo:rsid="01131587"/>
    </style:style>
    <style:style style:name="T189" style:family="text">
      <style:text-properties style:use-window-font-color="true" officeooo:rsid="0121590e"/>
    </style:style>
    <style:style style:name="T190" style:family="text">
      <style:text-properties style:use-window-font-color="true" officeooo:rsid="0122954e"/>
    </style:style>
    <style:style style:name="T191" style:family="text">
      <style:text-properties style:use-window-font-color="true" officeooo:rsid="01325451"/>
    </style:style>
    <style:style style:name="T192" style:family="text">
      <style:text-properties style:use-window-font-color="true" officeooo:rsid="0133770f"/>
    </style:style>
    <style:style style:name="T193" style:family="text">
      <style:text-properties style:use-window-font-color="true" officeooo:rsid="0154796c"/>
    </style:style>
    <style:style style:name="T194" style:family="text">
      <style:text-properties style:use-window-font-color="true" officeooo:rsid="01552320"/>
    </style:style>
    <style:style style:name="T195" style:family="text">
      <style:text-properties style:use-window-font-color="true" officeooo:rsid="0157ec66"/>
    </style:style>
    <style:style style:name="T196" style:family="text">
      <style:text-properties style:use-window-font-color="true" officeooo:rsid="0158378b"/>
    </style:style>
    <style:style style:name="T197" style:family="text">
      <style:text-properties style:use-window-font-color="true" officeooo:rsid="0158504e"/>
    </style:style>
    <style:style style:name="T198" style:family="text">
      <style:text-properties style:use-window-font-color="true" officeooo:rsid="01586729"/>
    </style:style>
    <style:style style:name="T199" style:family="text">
      <style:text-properties style:use-window-font-color="true" officeooo:rsid="0159f6dc"/>
    </style:style>
    <style:style style:name="T200" style:family="text">
      <style:text-properties style:use-window-font-color="true" officeooo:rsid="016ae5f8"/>
    </style:style>
    <style:style style:name="T201" style:family="text">
      <style:text-properties style:use-window-font-color="true" officeooo:rsid="014cf656"/>
    </style:style>
    <style:style style:name="T202" style:family="text">
      <style:text-properties style:use-window-font-color="true" officeooo:rsid="014d6cc0"/>
    </style:style>
    <style:style style:name="T203" style:family="text">
      <style:text-properties style:use-window-font-color="true" officeooo:rsid="00eae570"/>
    </style:style>
    <style:style style:name="T204" style:family="text">
      <style:text-properties style:use-window-font-color="true" officeooo:rsid="01938c61"/>
    </style:style>
    <style:style style:name="T205" style:family="text">
      <style:text-properties style:use-window-font-color="true" officeooo:rsid="0196c024"/>
    </style:style>
    <style:style style:name="T206" style:family="text">
      <style:text-properties style:use-window-font-color="true" officeooo:rsid="01987552"/>
    </style:style>
    <style:style style:name="T207" style:family="text">
      <style:text-properties style:use-window-font-color="true" officeooo:rsid="019a6884"/>
    </style:style>
    <style:style style:name="T208" style:family="text">
      <style:text-properties style:use-window-font-color="true" officeooo:rsid="019bdddc"/>
    </style:style>
    <style:style style:name="T209" style:family="text">
      <style:text-properties style:use-window-font-color="true" officeooo:rsid="019e03f3"/>
    </style:style>
    <style:style style:name="T210" style:family="text">
      <style:text-properties style:use-window-font-color="true" officeooo:rsid="01ae73fe"/>
    </style:style>
    <style:style style:name="T211" style:family="text">
      <style:text-properties style:use-window-font-color="true" officeooo:rsid="01af0fdf"/>
    </style:style>
    <style:style style:name="T212" style:family="text">
      <style:text-properties style:use-window-font-color="true" officeooo:rsid="01c0dbb5"/>
    </style:style>
    <style:style style:name="T213" style:family="text">
      <style:text-properties style:use-window-font-color="true" officeooo:rsid="01c400e5"/>
    </style:style>
    <style:style style:name="T214" style:family="text">
      <style:text-properties style:use-window-font-color="true" officeooo:rsid="01c4c717"/>
    </style:style>
    <style:style style:name="T215" style:family="text">
      <style:text-properties fo:font-variant="normal" fo:text-transform="none" style:use-window-font-color="true" fo:letter-spacing="normal"/>
    </style:style>
    <style:style style:name="T216" style:family="text">
      <style:text-properties fo:font-variant="normal" fo:text-transform="none" style:use-window-font-color="true" fo:letter-spacing="normal" officeooo:rsid="02f0dd00"/>
    </style:style>
    <style:style style:name="T217" style:family="text">
      <style:text-properties fo:font-variant="normal" fo:text-transform="none" style:use-window-font-color="true" fo:letter-spacing="normal" officeooo:rsid="01e350f4"/>
    </style:style>
    <style:style style:name="T218" style:family="text">
      <style:text-properties fo:font-variant="normal" fo:text-transform="none" style:use-window-font-color="true" fo:letter-spacing="normal" officeooo:rsid="02582a3e"/>
    </style:style>
    <style:style style:name="T219" style:family="text">
      <style:text-properties fo:font-variant="normal" fo:text-transform="none" style:use-window-font-color="true" fo:letter-spacing="normal" officeooo:rsid="000f7322"/>
    </style:style>
    <style:style style:name="T220" style:family="text">
      <style:text-properties fo:font-variant="normal" fo:text-transform="none" style:use-window-font-color="true" fo:letter-spacing="normal" officeooo:rsid="0033b12a"/>
    </style:style>
    <style:style style:name="T221" style:family="text">
      <style:text-properties fo:font-variant="normal" fo:text-transform="none" style:use-window-font-color="true" fo:letter-spacing="normal" officeooo:rsid="00c460ba"/>
    </style:style>
    <style:style style:name="T222" style:family="text">
      <style:text-properties fo:font-variant="normal" fo:text-transform="none" style:use-window-font-color="true" fo:letter-spacing="normal" officeooo:rsid="0103709e"/>
    </style:style>
    <style:style style:name="T223" style:family="text">
      <style:text-properties fo:font-variant="normal" fo:text-transform="none" style:use-window-font-color="true" fo:letter-spacing="normal" officeooo:rsid="0178603e"/>
    </style:style>
    <style:style style:name="T224" style:family="text">
      <style:text-properties fo:font-variant="normal" fo:text-transform="none" style:use-window-font-color="true" fo:letter-spacing="normal" officeooo:rsid="017a318a"/>
    </style:style>
    <style:style style:name="T225" style:family="text">
      <style:text-properties fo:font-variant="normal" fo:text-transform="none" style:use-window-font-color="true" fo:letter-spacing="normal" officeooo:rsid="00fb4670"/>
    </style:style>
    <style:style style:name="T226" style:family="text">
      <style:text-properties fo:font-variant="normal" fo:text-transform="none" style:use-window-font-color="true" fo:letter-spacing="normal" officeooo:rsid="017c99d6"/>
    </style:style>
    <style:style style:name="T227" style:family="text">
      <style:text-properties fo:font-variant="normal" fo:text-transform="none" style:use-window-font-color="true" fo:letter-spacing="normal" officeooo:rsid="016cd1bd"/>
    </style:style>
    <style:style style:name="T228" style:family="text">
      <style:text-properties fo:font-variant="normal" fo:text-transform="none" style:use-window-font-color="true" fo:letter-spacing="normal" officeooo:rsid="0171e16e"/>
    </style:style>
    <style:style style:name="T229" style:family="text">
      <style:text-properties fo:font-variant="normal" fo:text-transform="none" style:use-window-font-color="true" fo:letter-spacing="normal" officeooo:rsid="017e7508"/>
    </style:style>
    <style:style style:name="T230" style:family="text">
      <style:text-properties fo:font-variant="normal" fo:text-transform="none" style:use-window-font-color="true" fo:letter-spacing="normal" officeooo:rsid="01706541"/>
    </style:style>
    <style:style style:name="T231" style:family="text">
      <style:text-properties fo:font-variant="normal" fo:text-transform="none" style:use-window-font-color="true" fo:letter-spacing="normal" officeooo:rsid="01748574"/>
    </style:style>
    <style:style style:name="T232" style:family="text">
      <style:text-properties fo:font-variant="normal" fo:text-transform="none" style:use-window-font-color="true" fo:letter-spacing="normal" officeooo:rsid="017f9c73"/>
    </style:style>
    <style:style style:name="T233" style:family="text">
      <style:text-properties fo:font-variant="normal" fo:text-transform="none" style:use-window-font-color="true" fo:letter-spacing="normal" officeooo:rsid="01749729"/>
    </style:style>
    <style:style style:name="T234" style:family="text">
      <style:text-properties fo:font-variant="normal" fo:text-transform="none" style:use-window-font-color="true" fo:letter-spacing="normal" officeooo:rsid="01805592"/>
    </style:style>
    <style:style style:name="T235" style:family="text">
      <style:text-properties fo:font-variant="normal" fo:text-transform="none" style:use-window-font-color="true" fo:letter-spacing="normal" officeooo:rsid="017fc223"/>
    </style:style>
    <style:style style:name="T236" style:family="text">
      <style:text-properties fo:font-variant="normal" fo:text-transform="none" style:use-window-font-color="true" fo:letter-spacing="normal" officeooo:rsid="0182caf8"/>
    </style:style>
    <style:style style:name="T237" style:family="text">
      <style:text-properties fo:font-variant="normal" fo:text-transform="none" style:use-window-font-color="true" fo:letter-spacing="normal" officeooo:rsid="01b06e72"/>
    </style:style>
    <style:style style:name="T238" style:family="text">
      <style:text-properties fo:font-variant="normal" fo:text-transform="none" style:use-window-font-color="true" fo:letter-spacing="normal" officeooo:rsid="01b432d1"/>
    </style:style>
    <style:style style:name="T239" style:family="text">
      <style:text-properties fo:font-variant="normal" fo:text-transform="none" style:use-window-font-color="true" fo:letter-spacing="normal" officeooo:rsid="01b8d1e7"/>
    </style:style>
    <style:style style:name="T240" style:family="text">
      <style:text-properties fo:font-variant="normal" fo:text-transform="none" style:use-window-font-color="true" fo:letter-spacing="normal" officeooo:rsid="01b9f3ce"/>
    </style:style>
    <style:style style:name="T241" style:family="text">
      <style:text-properties fo:font-variant="normal" fo:text-transform="none" style:use-window-font-color="true" fo:letter-spacing="normal" officeooo:rsid="01bae541"/>
    </style:style>
    <style:style style:name="T242" style:family="text">
      <style:text-properties fo:font-variant="normal" fo:text-transform="none" style:use-window-font-color="true" fo:letter-spacing="normal" officeooo:rsid="01bb9764"/>
    </style:style>
    <style:style style:name="T243" style:family="text">
      <style:text-properties fo:font-variant="normal" fo:text-transform="none" style:use-window-font-color="true" fo:letter-spacing="normal" officeooo:rsid="01bcccd6"/>
    </style:style>
    <style:style style:name="T244" style:family="text">
      <style:text-properties fo:font-variant="normal" fo:text-transform="none" style:use-window-font-color="true" fo:letter-spacing="normal" officeooo:rsid="01bd47b8"/>
    </style:style>
    <style:style style:name="T245" style:family="text">
      <style:text-properties fo:font-variant="normal" fo:text-transform="none" style:use-window-font-color="true" fo:letter-spacing="normal" officeooo:rsid="01bd7d92"/>
    </style:style>
    <style:style style:name="T246" style:family="text">
      <style:text-properties fo:font-variant="normal" fo:text-transform="none" style:use-window-font-color="true" fo:letter-spacing="normal" officeooo:rsid="01c6a267"/>
    </style:style>
    <style:style style:name="T247" style:family="text">
      <style:text-properties fo:font-variant="normal" fo:text-transform="none" style:use-window-font-color="true" fo:letter-spacing="normal" officeooo:rsid="01ca126c"/>
    </style:style>
    <style:style style:name="T248" style:family="text">
      <style:text-properties fo:font-variant="normal" fo:text-transform="none" style:use-window-font-color="true" fo:letter-spacing="normal" officeooo:rsid="01ca8ccb"/>
    </style:style>
    <style:style style:name="T249" style:family="text">
      <style:text-properties fo:font-variant="normal" fo:text-transform="none" style:use-window-font-color="true" fo:letter-spacing="normal" officeooo:rsid="01caa323"/>
    </style:style>
    <style:style style:name="T250" style:family="text">
      <style:text-properties fo:font-variant="normal" fo:text-transform="none" style:use-window-font-color="true" fo:letter-spacing="normal" officeooo:rsid="01cc6357"/>
    </style:style>
    <style:style style:name="T251" style:family="text">
      <style:text-properties fo:font-variant="normal" fo:text-transform="none" style:font-name="Liberation Serif" fo:font-size="12pt" fo:letter-spacing="normal" fo:font-style="normal" fo:font-weight="normal" officeooo:rsid="00fcf351" style:font-size-asian="12pt" style:font-size-complex="12pt"/>
    </style:style>
    <style:style style:name="T252" style:family="text">
      <style:text-properties fo:font-variant="normal" fo:text-transform="none" style:font-name="Liberation Serif" fo:font-size="12pt" fo:letter-spacing="normal" fo:font-style="normal" fo:font-weight="normal" officeooo:rsid="010172ae" style:font-size-asian="12pt" style:font-size-complex="12pt"/>
    </style:style>
    <style:style style:name="T253" style:family="text">
      <style:text-properties fo:font-variant="normal" fo:text-transform="none" style:font-name="Liberation Serif" fo:font-size="12pt" fo:letter-spacing="normal" fo:font-style="italic" fo:font-weight="normal" style:font-size-asian="12pt" style:font-style-asian="italic" style:font-size-complex="12pt" style:font-style-complex="italic"/>
    </style:style>
    <style:style style:name="T254" style:family="text">
      <style:text-properties officeooo:rsid="022f5045"/>
    </style:style>
    <style:style style:name="T255" style:family="text">
      <style:text-properties officeooo:rsid="02dd217e"/>
    </style:style>
    <style:style style:name="T256" style:family="text">
      <style:text-properties officeooo:rsid="02f91a86"/>
    </style:style>
    <style:style style:name="T257" style:family="text">
      <style:text-properties officeooo:rsid="02f84b9f"/>
    </style:style>
    <style:style style:name="T258" style:family="text">
      <style:text-properties officeooo:rsid="02913519"/>
    </style:style>
    <style:style style:name="T259" style:family="text">
      <style:text-properties officeooo:rsid="028969f3"/>
    </style:style>
    <style:style style:name="T260" style:family="text">
      <style:text-properties officeooo:rsid="02982e85"/>
    </style:style>
    <style:style style:name="T261" style:family="text">
      <style:text-properties officeooo:rsid="02a7fb8d"/>
    </style:style>
    <style:style style:name="T262" style:family="text">
      <style:text-properties fo:font-style="italic" officeooo:rsid="028969f3" style:font-style-asian="italic" style:font-style-complex="italic"/>
    </style:style>
    <style:style style:name="T263" style:family="text">
      <style:text-properties officeooo:rsid="033026f9"/>
    </style:style>
    <style:style style:name="T264" style:family="text">
      <style:text-properties officeooo:rsid="030b4359"/>
    </style:style>
    <style:style style:name="T265" style:family="text">
      <style:text-properties officeooo:rsid="030d3bfb"/>
    </style:style>
    <style:style style:name="T266" style:family="text">
      <style:text-properties officeooo:rsid="02c6dfbb"/>
    </style:style>
    <style:style style:name="T267" style:family="text">
      <style:text-properties officeooo:rsid="0331f2b6"/>
    </style:style>
    <style:style style:name="T268" style:family="text">
      <style:text-properties officeooo:rsid="03338aae"/>
    </style:style>
    <style:style style:name="T269" style:family="text">
      <style:text-properties officeooo:rsid="030e5c58"/>
    </style:style>
    <style:style style:name="T270" style:family="text">
      <style:text-properties officeooo:rsid="0335231e"/>
    </style:style>
    <style:style style:name="T271" style:family="text">
      <style:text-properties officeooo:rsid="029cfa8d"/>
    </style:style>
    <style:style style:name="T272" style:family="text">
      <style:text-properties officeooo:rsid="031112b0"/>
    </style:style>
    <style:style style:name="T273" style:family="text">
      <style:text-properties officeooo:rsid="02bcddd7"/>
    </style:style>
    <style:style style:name="T274" style:family="text">
      <style:text-properties officeooo:rsid="02be7e6b"/>
    </style:style>
    <style:style style:name="T275" style:family="text">
      <style:text-properties officeooo:rsid="02c00c52"/>
    </style:style>
    <style:style style:name="T276" style:family="text">
      <style:text-properties officeooo:rsid="02c10cc8"/>
    </style:style>
    <style:style style:name="T277" style:family="text">
      <style:text-properties officeooo:rsid="0312b2f5"/>
    </style:style>
    <style:style style:name="T278" style:family="text">
      <style:text-properties officeooo:rsid="0313cf0a"/>
    </style:style>
    <style:style style:name="T279" style:family="text">
      <style:text-properties officeooo:rsid="0013273c"/>
    </style:style>
    <style:style style:name="T280" style:family="text">
      <style:text-properties officeooo:rsid="0014ba68"/>
    </style:style>
    <style:style style:name="T281" style:family="text">
      <style:text-properties officeooo:rsid="002b88e7"/>
    </style:style>
    <style:style style:name="T282" style:family="text">
      <style:text-properties officeooo:rsid="002da358"/>
    </style:style>
    <style:style style:name="T283" style:family="text">
      <style:text-properties officeooo:rsid="0036466d"/>
    </style:style>
    <style:style style:name="T284" style:family="text">
      <style:text-properties officeooo:rsid="0037b2f5"/>
    </style:style>
    <style:style style:name="T285" style:family="text">
      <style:text-properties officeooo:rsid="0038bb31"/>
    </style:style>
    <style:style style:name="T286" style:family="text">
      <style:text-properties officeooo:rsid="003a0d91"/>
    </style:style>
    <style:style style:name="T287" style:family="text">
      <style:text-properties officeooo:rsid="003a9428"/>
    </style:style>
    <style:style style:name="T288" style:family="text">
      <style:text-properties officeooo:rsid="003cd8b9"/>
    </style:style>
    <style:style style:name="T289" style:family="text">
      <style:text-properties officeooo:rsid="003dfde7"/>
    </style:style>
    <style:style style:name="T290" style:family="text">
      <style:text-properties officeooo:rsid="0040107a"/>
    </style:style>
    <style:style style:name="T291" style:family="text">
      <style:text-properties officeooo:rsid="0078f0dd"/>
    </style:style>
    <style:style style:name="T292" style:family="text">
      <style:text-properties officeooo:rsid="00ad5a29"/>
    </style:style>
    <style:style style:name="T293" style:family="text">
      <style:text-properties officeooo:rsid="00afae8c"/>
    </style:style>
    <style:style style:name="T294" style:family="text">
      <style:text-properties officeooo:rsid="00e6390d"/>
    </style:style>
    <style:style style:name="T295" style:family="text">
      <style:text-properties officeooo:rsid="00e66456"/>
    </style:style>
    <style:style style:name="T296" style:family="text">
      <style:text-properties officeooo:rsid="00e7f497"/>
    </style:style>
    <style:style style:name="T297" style:family="text">
      <style:text-properties officeooo:rsid="00e909ad"/>
    </style:style>
    <style:style style:name="T298" style:family="text">
      <style:text-properties officeooo:rsid="00e93bd4"/>
    </style:style>
    <style:style style:name="T299" style:family="text">
      <style:text-properties officeooo:rsid="01285399"/>
    </style:style>
    <style:style style:name="T300" style:family="text">
      <style:text-properties officeooo:rsid="012c003d"/>
    </style:style>
    <style:style style:name="T301" style:family="text">
      <style:text-properties officeooo:rsid="012c2e20"/>
    </style:style>
    <style:style style:name="T302" style:family="text">
      <style:text-properties officeooo:rsid="012d2938"/>
    </style:style>
    <style:style style:name="T303" style:family="text">
      <style:text-properties officeooo:rsid="01357119"/>
    </style:style>
    <style:style style:name="T304" style:family="text">
      <style:text-properties officeooo:rsid="01375358"/>
    </style:style>
    <style:style style:name="T305" style:family="text">
      <style:text-properties officeooo:rsid="0138c475"/>
    </style:style>
    <style:style style:name="T306" style:family="text">
      <style:text-properties officeooo:rsid="013a9da0"/>
    </style:style>
    <style:style style:name="T307" style:family="text">
      <style:text-properties officeooo:rsid="013de69c"/>
    </style:style>
    <style:style style:name="T308" style:family="text">
      <style:text-properties officeooo:rsid="013fd6ee"/>
    </style:style>
    <style:style style:name="T309" style:family="text">
      <style:text-properties officeooo:rsid="0142ba75"/>
    </style:style>
    <style:style style:name="T310" style:family="text">
      <style:text-properties officeooo:rsid="014401c2"/>
    </style:style>
    <style:style style:name="T311" style:family="text">
      <style:text-properties officeooo:rsid="0147a33f"/>
    </style:style>
    <style:style style:name="T312" style:family="text">
      <style:text-properties officeooo:rsid="014f759e"/>
    </style:style>
    <style:style style:name="T313" style:family="text">
      <style:text-properties officeooo:rsid="01510c9a"/>
    </style:style>
    <style:style style:name="T314" style:family="text">
      <style:text-properties officeooo:rsid="0151eb19"/>
    </style:style>
    <style:style style:name="T315" style:family="text">
      <style:text-properties officeooo:rsid="01541574"/>
    </style:style>
    <style:style style:name="T316" style:family="text">
      <style:text-properties officeooo:rsid="0165871f"/>
    </style:style>
    <style:style style:name="T317" style:family="text">
      <style:text-properties officeooo:rsid="01696355"/>
    </style:style>
    <style:style style:name="T318" style:family="text">
      <style:text-properties officeooo:rsid="01953c90"/>
    </style:style>
    <style:style style:name="T319" style:family="text">
      <style:text-properties officeooo:rsid="019ec467"/>
    </style:style>
    <style:style style:name="T320" style:family="text">
      <style:text-properties officeooo:rsid="01a091fb"/>
    </style:style>
    <style:style style:name="T321" style:family="text">
      <style:text-properties officeooo:rsid="01a1fdd2"/>
    </style:style>
    <style:style style:name="T322" style:family="text">
      <style:text-properties officeooo:rsid="01a36800"/>
    </style:style>
    <style:style style:name="T323" style:family="text">
      <style:text-properties officeooo:rsid="01a5659e"/>
    </style:style>
    <style:style style:name="T324" style:family="text">
      <style:text-properties officeooo:rsid="01a6ba4b"/>
    </style:style>
    <style:style style:name="T325" style:family="text">
      <style:text-properties officeooo:rsid="01a6c5bc"/>
    </style:style>
    <style:style style:name="T326" style:family="text">
      <style:text-properties officeooo:rsid="01a71599"/>
    </style:style>
    <style:style style:name="T327" style:family="text">
      <style:text-properties officeooo:rsid="01a8844d"/>
    </style:style>
    <style:style style:name="T328" style:family="text">
      <style:text-properties officeooo:rsid="01a94700"/>
    </style:style>
    <style:style style:name="T329" style:family="text">
      <style:text-properties officeooo:rsid="01aaa182"/>
    </style:style>
    <style:style style:name="T330" style:family="text">
      <style:text-properties officeooo:rsid="01abb502"/>
    </style:style>
    <style:style style:name="T331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hapter 1: <text:span text:style-name="T281">JavaScript </text:span><text:span text:style-name="T282">and Politics</text:span></text:p>
      <text:p text:style-name="P3"/>
      <text:p text:style-name="P10"><text:span text:style-name="T253">We build our computer systems the way we build our cities: over time, without a plan, on top of ruins. <text:s/></text:span><text:span text:style-name="T251">– Ellen Ullman, </text:span><text:span text:style-name="T252">Author and</text:span><text:span text:style-name="T251"> Programmer</text:span></text:p>
      <text:p text:style-name="P9"/>
      <text:p text:style-name="P4"><text:span text:style-name="T2"><text:tab/></text:span><text:span text:style-name="T3">The most </text:span><text:span text:style-name="T4">important</text:span><text:span text:style-name="T3"> </text:span><text:span text:style-name="T5">programming</text:span><text:span text:style-name="T3"> languages are the ones that </text:span><text:span text:style-name="T6">manage</text:span><text:span text:style-name="T7"> </text:span><text:span text:style-name="T8">to</text:span><text:span text:style-name="T3"> capitalize on emerging frontier</text:span><text:span text:style-name="T9">s</text:span><text:span text:style-name="T3"> in computing. </text:span><text:span text:style-name="T9">C rode the rise of </text:span><text:span text:style-name="T117">operating systems</text:span><text:span text:style-name="T9">, </text:span><text:span text:style-name="T10">Lisp </text:span><text:span text:style-name="T11">rode the rise of </text:span><text:span text:style-name="T12">artificial</text:span><text:span text:style-name="T11"> intelligence research</text:span><text:span text:style-name="T13"> and </text:span><text:span text:style-name="T14">Java rode the rise of</text:span><text:span text:style-name="T15"> </text:span><text:span text:style-name="T16">business logic applications. </text:span><text:span text:style-name="T17">But which </text:span><text:span text:style-name="T118">caused which</text:span><text:span text:style-name="T17">?</text:span><text:span text:style-name="T18"> </text:span><text:span text:style-name="T19">Did C become popular because </text:span><text:span text:style-name="T20">Unix </text:span><text:span text:style-name="T21">did</text:span><text:span text:style-name="T19">? Or </text:span><text:span text:style-name="T22">was Unix </text:span><text:span text:style-name="T23">so explosive</text:span><text:span text:style-name="T22"> because C was </text:span><text:span text:style-name="T24">so</text:span><text:span text:style-name="T25"> </text:span><text:span text:style-name="T26">ground</text:span><text:span text:style-name="T27">-b</text:span><text:span text:style-name="T26">reaking</text:span><text:span text:style-name="T22">?</text:span><text:span text:style-name="T28"> </text:span><text:span text:style-name="T18">L</text:span><text:span text:style-name="T29">ike </text:span><text:span text:style-name="T30">many</text:span><text:span text:style-name="T29"> question</text:span><text:span text:style-name="T31">s</text:span><text:span text:style-name="T29"> relating to </text:span><text:span text:style-name="T32">human behavior, </text:span><text:span text:style-name="T33">i</text:span><text:span text:style-name="T34">t is </text:span><text:span text:style-name="T35">difficult</text:span><text:span text:style-name="T34"> to </text:span><text:span text:style-name="T36">tease out </text:span><text:span text:style-name="T32">causation</text:span><text:span text:style-name="T36"> from</text:span><text:span text:style-name="T37"> </text:span><text:span text:style-name="T22">correlation.</text:span><text:span text:style-name="T19"> </text:span><text:span text:style-name="T38">And u</text:span><text:span text:style-name="T39">ltimately</text:span><text:span text:style-name="T40"> </text:span><text:span text:style-name="T41">these questions </text:span><text:span text:style-name="T42">are not that interesting</text:span><text:span text:style-name="T43">. </text:span><text:span text:style-name="T44">A</text:span><text:span text:style-name="T45">ny programmer </text:span><text:span text:style-name="T46">worth his paycheck </text:span><text:span text:style-name="T47">can tell you </text:span><text:span text:style-name="T48">that</text:span><text:span text:style-name="T47"> </text:span><text:span text:style-name="T49">C and Unix are hopelessly intertwined: </text:span><text:span text:style-name="T50">C was designed to write Unix and Unix was designed to be written in C. </text:span><text:span text:style-name="T51">Influential </text:span><text:span text:style-name="T52">tools</text:span><text:span text:style-name="T51"> and their defining </text:span><text:span text:style-name="T53">creations</text:span><text:span text:style-name="T51"> are </text:span><text:span text:style-name="T54">often this way.</text:span><text:span text:style-name="T51"> </text:span><text:span text:style-name="T55">The tool and </text:span><text:span text:style-name="T56">the </text:span><text:span text:style-name="T55">creation</text:span><text:span text:style-name="T57"> </text:span><text:span text:style-name="T58">frame problems through the same lens</text:span><text:span text:style-name="T216">. </text:span><text:span text:style-name="T222">And b</text:span><text:span text:style-name="T220">ecause t</text:span><text:span text:style-name="T219">hey</text:span><text:span text:style-name="T59"> happen to </text:span><text:span text:style-name="T60">provide the </text:span><text:span text:style-name="T61">right</text:span><text:span text:style-name="T60"> lens</text:span><text:span text:style-name="T61"> at the right time,</text:span><text:span text:style-name="T119"> their fates become tangled.</text:span></text:p>
      <text:p text:style-name="P4"><text:span text:style-name="T16"><text:tab/></text:span><text:span text:style-name="T62">There are 2.</text:span><text:span text:style-name="T212">7</text:span><text:span text:style-name="T62"> billion </text:span><text:span text:style-name="T63">I</text:span><text:span text:style-name="T62">nternet users </text:span><text:span text:style-name="T64">in the world and </text:span><text:span text:style-name="T65">hundreds of millions of website</text:span><text:span text:style-name="T66">s</text:span><text:span text:style-name="T67">.</text:span><text:span text:style-name="T62"> </text:span><text:span text:style-name="T214">[CITATION] </text:span><text:span text:style-name="T68">Both of those figures </text:span><text:span text:style-name="T69">have </text:span><text:span text:style-name="T162">experienced</text:span><text:span text:style-name="T68"> </text:span><text:span text:style-name="T120">enormous</text:span><text:span text:style-name="T68"> </text:span><text:span text:style-name="T184">growth</text:span><text:span text:style-name="T70"> since </text:span><text:span text:style-name="T71">JavaScript was </text:span><text:span text:style-name="T72">introduced</text:span><text:span text:style-name="T71"> in </text:span><text:span text:style-name="T73">1995.</text:span><text:span text:style-name="T74"> </text:span><text:span text:style-name="T75">L</text:span><text:span text:style-name="T76">ike C is to Unix, JavaScript is to the </text:span><text:span text:style-name="T77">W</text:span><text:span text:style-name="T76">eb. </text:span><text:span text:style-name="T78">More </text:span><text:span text:style-name="T79">pages,</text:span><text:span text:style-name="T78"> more </text:span><text:span text:style-name="T80">content and more Internet users </text:span><text:span text:style-name="T81">have meant</text:span><text:span text:style-name="T82"> more problems JavaScript was designed to solve</text:span><text:span text:style-name="T80">. </text:span><text:span text:style-name="T83">W</text:span><text:span text:style-name="T84">hat </text:span><text:span text:style-name="T85">has been good for the web has been good for JavaScript; </text:span><text:span text:style-name="T86">a</text:span><text:span text:style-name="T85">nd what has been good for JavaScript has been good for the Web.</text:span><text:span text:style-name="T87"> </text:span><text:span text:style-name="T204">T</text:span><text:span text:style-name="T84">he last</text:span><text:span text:style-name="T88"> </text:span><text:span text:style-name="T84">decade </text:span><text:span text:style-name="T89">ha</text:span><text:span text:style-name="T185">s</text:span><text:span text:style-name="T84"> been extremely good </text:span><text:span text:style-name="T89">to</text:span><text:span text:style-name="T84"> both.</text:span></text:p>
      <text:p text:style-name="P4"><text:span text:style-name="T1"><text:tab/>Although it is difficult to quantify how many lines of JavaScript are written or how many people are writing them, JavaScript consistently ranks near the top of </text:span><text:span text:style-name="T90">modern programming </text:span><text:span text:style-name="T1">language popularity metrics.</text:span><text:span text:style-name="T1"><text:note text:id="ftn1" text:note-class="footnote"><text:note-citation>1</text:note-citation><text:note-body><text:p text:style-name="P11"><text:s text:c="2"/><text:a xlink:type="simple" xlink:href="http://redmonk.com/sogrady/2013/02/28/language-rankings-1-13/">http://redmonk.com/sogrady/2013/02/28/language-rankings-1-13/</text:a></text:p></text:note-body></text:note></text:span><text:span text:style-name="T1"> </text:span><text:span text:style-name="T91">I</text:span><text:span text:style-name="T121">n fact, JavaScript</text:span><text:span text:style-name="T92"> has been called the </text:span><text:span text:style-name="T93">world's </text:span><text:span text:style-name="T92">most popular programming language. </text:span><text:span text:style-name="T94">More </text:span><text:span text:style-name="T95">important</text:span><text:span text:style-name="T94"> </text:span><text:span text:style-name="T96">however, </text:span><text:span text:style-name="T94">than how many people are writing JavaScript</text:span><text:span text:style-name="T97">,</text:span><text:span text:style-name="T94"> is how many people are running JavaScript programs. </text:span><text:span text:style-name="T98">And t</text:span><text:span text:style-name="T94">he answer is: nearly everyone. </text:span><text:span text:style-name="T99">In 2013, the number of mobile Internet devices in use is expected to exceed the number of people in the world.</text:span><text:span text:style-name="T99"><text:note text:id="ftn2" text:note-class="footnote"><text:note-citation>2</text:note-citation><text:note-body><text:p text:style-name="Standard"><text:span text:style-name="T331"><text:s text:c="2"/></text:span><text:a xlink:type="simple" xlink:href="http://www.theguardian.com/technology/2013/feb/07/mobile-internet-outnumber-people"><text:span text:style-name="T331">http://www.theguardian.com/technology/2013/feb/07/mobile-internet-outnumber-people</text:span></text:a></text:p></text:note-body></text:note></text:span><text:span text:style-name="T99"> </text:span><text:span text:style-name="T100">Many of these </text:span><text:span text:style-name="T101">new</text:span><text:span text:style-name="T100"> devices will run an operating system written in C, many will support applications written in Java, but for all intents and purposes,</text:span><text:span text:style-name="T102"> </text:span><text:span text:style-name="T103">a</text:span><text:span text:style-name="T104">ll</text:span><text:span text:style-name="T105"> of these</text:span><text:span text:style-name="T106"> </text:span><text:span text:style-name="T107">device</text:span><text:span text:style-name="T106">s </text:span><text:span text:style-name="T108">will</text:span><text:span text:style-name="T99"> ship with a JavaScript interpreter</text:span><text:span text:style-name="T217">. </text:span><text:span text:style-name="T218">I</text:span><text:span text:style-name="T109">n</text:span><text:span text:style-name="T110"> the browser, </text:span><text:span text:style-name="T99">JavaScript </text:span><text:span text:style-name="T111">is</text:span><text:span text:style-name="T112"> </text:span><text:span text:style-name="T113">king.</text:span><text:span text:style-name="T114"> </text:span><text:span text:style-name="T115">And on the personal </text:span><text:span text:style-name="T116">device</text:span><text:span text:style-name="T115">, the browser is increasingly king.</text:span></text:p>
      <text:p text:style-name="P1"><text:span text:style-name="T254"><text:tab/></text:span><text:span text:style-name="T255">Yet </text:span><text:span text:style-name="T256">strangely</text:span><text:span text:style-name="T255">, for all its popularity, JavaScript is </text:span><text:span text:style-name="T293">surrounded</text:span><text:span text:style-name="T255"> </text:span><text:span text:style-name="T293">by</text:span><text:span text:style-name="T255"> controversy</text:span><text:span text:style-name="T257"> </text:span><text:span text:style-name="T318">and conflict.</text:span><text:span text:style-name="T254"> </text:span><text:span text:style-name="T258">Some JavaScript knowledge is required to write even basic content for the </text:span><text:span text:style-name="T283">W</text:span><text:span text:style-name="T258">eb, meaning that many people's first experience with programming is in JavaScript and a massive amount of JavaScript code is written each day by complete novices. At the same time, JavaScript experts are pushing the language </text:span><text:span text:style-name="T284">far beyond </text:span><text:span text:style-name="T291">what people thought was possible</text:span><text:span text:style-name="T285">.</text:span><text:span text:style-name="T258"> </text:span><text:span text:style-name="T259">It is </text:span><text:span text:style-name="T286">the</text:span><text:span text:style-name="T259"> language </text:span><text:span text:style-name="T260">of</text:span><text:span text:style-name="T259"> amateur</text:span><text:span text:style-name="T261"> coders</text:span><text:span text:style-name="T259"> </text:span><text:span text:style-name="T262">and</text:span><text:span text:style-name="T259"> professional software engineers</text:span><text:span text:style-name="T258">. </text:span><text:span text:style-name="T287">JavaScript</text:span><text:span text:style-name="T263"> is</text:span><text:span text:style-name="T264"> </text:span><text:span text:style-name="T265">at home in the</text:span><text:span text:style-name="T266"> copy and paste culture of </text:span><text:span text:style-name="T267">high-scho</text:span><text:span text:style-name="T268">ol</text:span><text:span text:style-name="T266"> blogs, and in </text:span><text:span text:style-name="T269">the h</text:span><text:span text:style-name="T270">ighest levels of</text:span><text:span text:style-name="T279"> </text:span><text:span text:style-name="T280">academic </text:span><text:span text:style-name="T266">Computer Science.</text:span><text:span text:style-name="T271"> </text:span><text:span text:style-name="T272">JavaScript</text:span><text:span text:style-name="T273"> </text:span><text:span text:style-name="T274">is </text:span><text:span text:style-name="T275">ubiquitous and popular.</text:span><text:span text:style-name="T274"> </text:span><text:span text:style-name="T276">Yet it is </text:span><text:span text:style-name="T288">chastised</text:span><text:span text:style-name="T276"> and criticized. </text:span><text:span text:style-name="T277">Is </text:span><text:span text:style-name="T289">JavaScript</text:span><text:span text:style-name="T277"> a toy language? Or </text:span><text:span text:style-name="T289">is </text:span><text:span text:style-name="T290">it the language of the future</text:span><text:span text:style-name="T278">?</text:span></text:p>
      <text:p text:style-name="P5"><text:span text:style-name="T122"><text:tab/></text:span><text:span text:style-name="T123">Even </text:span><text:span text:style-name="T146">five</text:span><text:span text:style-name="T123"> years ago,</text:span><text:span text:style-name="T124"> t</text:span><text:span text:style-name="T125">he answers to these question</text:span><text:span text:style-name="T126">s were</text:span><text:span text:style-name="T127"> obvious: </text:span><text:span text:style-name="T128">JavaScript was a toy language </text:span><text:span text:style-name="T129">on a toy platform. The Web was </text:span><text:span text:style-name="T130">built</text:span><text:span text:style-name="T129"> for viewing </text:span><text:span text:style-name="T150">pages </text:span><text:span text:style-name="T151">of </text:span><text:span text:style-name="T205">static </text:span><text:span text:style-name="T151">content</text:span><text:span text:style-name="T133">.</text:span><text:span text:style-name="T135"> </text:span><text:span text:style-name="T213">HyperText Markup Language (</text:span><text:span text:style-name="T135">HTML</text:span><text:span text:style-name="T213">)</text:span><text:span text:style-name="T135"> is a</text:span><text:span text:style-name="T142">n excellent</text:span><text:span text:style-name="T135"> tool for describing documents</text:span><text:span text:style-name="T136">;</text:span><text:span text:style-name="T135"> </text:span><text:span text:style-name="T213">HyperText Transfer Protocol (</text:span><text:span text:style-name="T134">HTTP</text:span><text:span text:style-name="T213">)</text:span><text:span text:style-name="T134"> is a</text:span><text:span text:style-name="T143">n excellent</text:span><text:span text:style-name="T134"> protocol for fetching </text:span><text:span text:style-name="T137">those documents</text:span><text:span text:style-name="T135">. </text:span><text:span text:style-name="T165">But </text:span><text:span text:style-name="T206">t</text:span><text:span text:style-name="T174">he Web </text:span><text:span text:style-name="T175">was not built for</text:span><text:span text:style-name="T131"> interacting with </text:span><text:span text:style-name="T132">data </text:span><text:span text:style-name="T133">and performing heavy computation</text:span><text:span text:style-name="T207">s</text:span><text:span text:style-name="T164">.</text:span><text:span text:style-name="T163"> </text:span><text:span text:style-name="T166">Today, </text:span><text:span text:style-name="T186">however, </text:span><text:span text:style-name="T166">the answers are murkier. </text:span><text:span text:style-name="T193">C</text:span><text:span text:style-name="T163">lever engineers </text:span><text:span text:style-name="T193">have</text:span><text:span text:style-name="T163"> pushed the Web towards loftier goals.</text:span><text:span text:style-name="T135"> </text:span><text:span text:style-name="T167">We now ask HTML to</text:span><text:span text:style-name="T138"> describe interactive tools and HTTP to manage </text:span><text:span text:style-name="T140">the</text:span><text:span text:style-name="T138"> input and output </text:span><text:span text:style-name="T141">of</text:span><text:span text:style-name="T139"> complex </text:span><text:span text:style-name="T168">programs</text:span><text:span text:style-name="T139">. </text:span><text:span text:style-name="T144">JavaScript, a language designed </text:span><text:span text:style-name="T147">to </text:span><text:span text:style-name="T148">register browser events </text:span><text:span text:style-name="T152">and tie together </text:span><text:span text:style-name="T187">HTML</text:span><text:span text:style-name="T152"> components</text:span><text:span text:style-name="T145">, </text:span><text:span text:style-name="T149">has been pushed </text:span><text:span text:style-name="T208">the</text:span><text:span text:style-name="T176"> further</text:span><text:span text:style-name="T208">est</text:span><text:span text:style-name="T149">: </text:span><text:span text:style-name="T177">we ask it to </text:span><text:span text:style-name="T171">define</text:span><text:span text:style-name="T153"> </text:span><text:soft-page-break/><text:span text:style-name="T153">the behavior of </text:span><text:span text:style-name="T188">increasingly </text:span><text:span text:style-name="T155">complex systems</text:span><text:span text:style-name="T153">.</text:span></text:p>
      <text:p text:style-name="P6"><text:span text:style-name="T194"><text:tab/>The </text:span><text:span text:style-name="T169">Web </text:span><text:span text:style-name="T172">today</text:span><text:span text:style-name="T169"> </text:span><text:span text:style-name="T194">is not just a series of documents strung together with links</text:span><text:span text:style-name="T195">.</text:span><text:span text:style-name="T194"> The Web </text:span><text:span text:style-name="T169">is </text:span><text:span text:style-name="T170">a</text:span><text:span text:style-name="T169"> software platform</text:span><text:span text:style-name="T221">—</text:span><text:span text:style-name="T179">p</text:span><text:span text:style-name="T173">erhaps </text:span><text:span text:style-name="T178">even </text:span><text:span text:style-name="T179">the beginnings of </text:span><text:span text:style-name="T182">a</text:span><text:span text:style-name="T179"> distributed</text:span><text:span text:style-name="T178"> </text:span><text:span text:style-name="T173">operating system. </text:span><text:span text:style-name="T191">Companies are developing real software </text:span><text:span text:style-name="T197">for the</text:span><text:span text:style-name="T196"> Web, </text:span><text:span text:style-name="T197">and Web </text:span><text:span text:style-name="T198">technologies</text:span><text:span text:style-name="T197"> are</text:span><text:span text:style-name="T198"> creeping into</text:span><text:span text:style-name="T199"> other platforms.</text:span><text:span text:style-name="T191"> </text:span><text:span text:style-name="T156">Programmers are </text:span><text:span text:style-name="T192">writing JavaScript as if it was C++ </text:span><text:span text:style-name="T209">and</text:span><text:span text:style-name="T154"> </text:span><text:span text:style-name="T209">s</text:span><text:span text:style-name="T158">urprisingly</text:span><text:span text:style-name="T157">, </text:span><text:span text:style-name="T189">though </text:span><text:span text:style-name="T190">admittedly</text:span><text:span text:style-name="T158"> with the help of some clever </text:span><text:span text:style-name="T180">hacks</text:span><text:span text:style-name="T158">, the language has </text:span><text:span text:style-name="T183">largely stood the tests of</text:span><text:span text:style-name="T158"> these new responsibilities. </text:span><text:span text:style-name="T181">As it turns out, t</text:span><text:span text:style-name="T159">he core of the language is </text:span><text:span text:style-name="T160">not a to</text:span><text:span text:style-name="T161">y.</text:span></text:p>
      <text:p text:style-name="P2"><text:span text:style-name="T292"><text:tab/></text:span><text:span text:style-name="T319">The story of how JavaScript ended up in this situation is </text:span><text:span text:style-name="T320">strange. </text:span><text:span text:style-name="T321">Although perhaps we got lucky, and (arguably) the language is not as bad as was thought,</text:span><text:span text:style-name="T319"> </text:span><text:span text:style-name="T322">w</text:span><text:span text:style-name="T294">hy </text:span><text:span text:style-name="T300">did </text:span><text:span text:style-name="T294">we choose to </text:span><text:span text:style-name="T299">rely on </text:span><text:span text:style-name="T303">JavaScript</text:span><text:span text:style-name="T299"> </text:span><text:span text:style-name="T323">in the first place? Why take a chance on the construction of </text:span><text:span text:style-name="T295">the most</text:span><text:span text:style-name="T296"> culturally central</text:span><text:span text:style-name="T295"> pieces of technologies </text:span><text:span text:style-name="T324">we have made</text:span><text:span text:style-name="T296">? </text:span><text:span text:style-name="T301">The answer is that we did not choose </text:span><text:span text:style-name="T304">to use</text:span><text:span text:style-name="T297"> JavaScript. </text:span><text:span text:style-name="T298">The Web was not built </text:span><text:span text:style-name="T325">or decided </text:span><text:span text:style-name="T298">by </text:span><text:span text:style-name="T302">anyone; it was built by everyone. </text:span><text:span text:style-name="T305">The series of events that lead to JavaScript</text:span><text:span text:style-name="T306">'s current </text:span><text:span text:style-name="T326">position</text:span><text:span text:style-name="T306"> within software development communities was truly a series of accidents. </text:span><text:span text:style-name="T307">Political </text:span><text:span text:style-name="T312">forces </text:span><text:span text:style-name="T307">with a </text:span><text:span text:style-name="T308">myriad</text:span><text:span text:style-name="T307"> of agendas </text:span><text:span text:style-name="T315">have </text:span><text:span text:style-name="T309">shaped </text:span><text:span text:style-name="T313">the history, </text:span><text:span text:style-name="T314">community and syntax of the language. </text:span><text:span text:style-name="T327">Only looking back can we </text:span><text:span text:style-name="T328">see why JavaScript </text:span><text:span text:style-name="T329">has risen to </text:span><text:span text:style-name="T330">its position</text:span><text:span text:style-name="T328">.</text:span><text:span text:style-name="T310"> </text:span><text:span text:style-name="T311">JavaScript, </text:span><text:span text:style-name="T316">the most </text:span><text:span text:style-name="T317">important</text:span><text:span text:style-name="T316"> language of the modern era,</text:span><text:span text:style-name="T311"> is the accidental king.</text:span></text:p>
      <text:p text:style-name="P7"><text:span text:style-name="T1"><text:tab/></text:span><text:span text:style-name="T210">T</text:span><text:span text:style-name="T200">h</text:span><text:span text:style-name="T201">e future of the Web and the future of JavaScript </text:span><text:span text:style-name="T202">are tangled.</text:span><text:span text:style-name="T1"> </text:span><text:span text:style-name="T211">And f</text:span><text:span text:style-name="T1">or millions of web developers</text:span><text:span text:style-name="T215">—as well as for </text:span><text:span text:style-name="T1">companies like Google, </text:span><text:span text:style-name="T203">Amazon</text:span><text:span text:style-name="T1"> and Microsoft</text:span><text:span text:style-name="T215">—the question of what tools will be used for web application development in the coming years could not be more important. </text:span><text:span text:style-name="T223">Some have argued that </text:span><text:span text:style-name="T224">Web technologies need to be replaced.</text:span><text:span text:style-name="T225"> JavaScript </text:span><text:span text:style-name="T226">(and maybe even HTML </text:span><text:span text:style-name="T239">or HTTP</text:span><text:span text:style-name="T226">) </text:span><text:span text:style-name="T225">should be thrown </text:span><text:span text:style-name="T227">out</text:span><text:span text:style-name="T225"> and we should start from scratch with </text:span><text:span text:style-name="T228">a</text:span><text:span text:style-name="T225"> </text:span><text:span text:style-name="T246">more careful </text:span><text:span text:style-name="T225">plan. </text:span><text:span text:style-name="T229">Others have argued</text:span><text:span text:style-name="T230"> JavaScript is the right language to move forward with, but it needs to be fixed </text:span><text:span text:style-name="T231">in a big way. </text:span><text:span text:style-name="T232">Others see no problem with the current trajectory of the Web: maybe</text:span><text:span text:style-name="T233"> we should accept that</text:span><text:span text:style-name="T234"> </text:span><text:span text:style-name="T249">the requirements of these</text:span><text:span text:style-name="T235"> technologies </text:span><text:span text:style-name="T247">are </text:span><text:span text:style-name="T248">impossible to</text:span><text:span text:style-name="T237"> to predict or </text:span><text:span text:style-name="T238">control.</text:span><text:span text:style-name="T234"> </text:span><text:span text:style-name="T240">It is not clear </text:span><text:span text:style-name="T241">which argument</text:span><text:span text:style-name="T240"> is</text:span><text:span text:style-name="T236"> right, or how </text:span><text:span text:style-name="T242">the</text:span><text:span text:style-name="T250">se</text:span><text:span text:style-name="T242"> </text:span><text:span text:style-name="T243">voices </text:span><text:span text:style-name="T244">will shape the language or its </text:span><text:span text:style-name="T245">platform.</text:span><text:span text:style-name="T244"> What is clear is that the possibilities of the Web as a software platform rest on the future of JavaScrip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="100%"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9T20:00:33</meta:creation-date>
    <dc:date>2013-11-14T20:37:07</dc:date>
    <meta:editing-duration>PT2H19M20S</meta:editing-duration>
    <meta:editing-cycles>439</meta:editing-cycles>
    <meta:generator>LibreOffice/3.6$MacOSX_x86 LibreOffice_project/e29a214-2bbed72-0621de6-a97528c-8f066d</meta:generator>
    <meta:document-statistic meta:table-count="0" meta:image-count="0" meta:object-count="0" meta:page-count="2" meta:paragraph-count="12" meta:word-count="1078" meta:character-count="6592" meta:non-whitespace-character-count="5515"/>
  </office:meta>
</office:document-meta>
</file>